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PT Astra Serif"/>
    </style:style>
    <style:style style:name="P2" style:family="paragraph" style:parent-style-name="Standard">
      <style:text-properties style:font-name="PT Astra Serif" officeooo:paragraph-rsid="0001ede8"/>
    </style:style>
    <style:style style:name="P3" style:family="paragraph" style:parent-style-name="Standard" style:list-style-name="L3">
      <style:text-properties style:font-name="PT Astra Serif"/>
    </style:style>
    <style:style style:name="P4" style:family="paragraph" style:parent-style-name="Standard" style:list-style-name="L3">
      <style:text-properties style:font-name="PT Astra Serif" officeooo:paragraph-rsid="000369d9"/>
    </style:style>
    <style:style style:name="P5" style:family="paragraph" style:parent-style-name="Standard" style:list-style-name="L5">
      <style:text-properties style:font-name="PT Astra Serif"/>
    </style:style>
    <style:style style:name="P6" style:family="paragraph" style:parent-style-name="Standard" style:list-style-name="L6">
      <style:text-properties style:font-name="PT Astra Serif"/>
    </style:style>
    <style:style style:name="P7" style:family="paragraph" style:parent-style-name="Standard" style:list-style-name="L7">
      <style:text-properties style:font-name="PT Astra Serif"/>
    </style:style>
    <style:style style:name="P8" style:family="paragraph" style:parent-style-name="Standard" style:list-style-name="L8">
      <style:text-properties style:font-name="PT Astra Serif"/>
    </style:style>
    <style:style style:name="P9" style:family="paragraph" style:parent-style-name="Standard" style:list-style-name="L9">
      <style:text-properties style:font-name="PT Astra Serif"/>
    </style:style>
    <style:style style:name="P10" style:family="paragraph" style:parent-style-name="Standard" style:list-style-name="L9">
      <style:text-properties style:font-name="PT Astra Serif" officeooo:paragraph-rsid="000369d9"/>
    </style:style>
    <style:style style:name="P11" style:family="paragraph" style:parent-style-name="Standard" style:list-style-name="L10">
      <style:text-properties style:font-name="PT Astra Serif"/>
    </style:style>
    <style:style style:name="P12" style:family="paragraph" style:parent-style-name="Standard" style:list-style-name="L10">
      <style:text-properties style:font-name="PT Astra Serif" officeooo:paragraph-rsid="0005250a"/>
    </style:style>
    <style:style style:name="P13" style:family="paragraph" style:parent-style-name="Standard" style:list-style-name="L11">
      <style:text-properties style:font-name="PT Astra Serif"/>
    </style:style>
    <style:style style:name="P14" style:family="paragraph" style:parent-style-name="Standard" style:list-style-name="L12">
      <style:text-properties style:font-name="PT Astra Serif"/>
    </style:style>
    <style:style style:name="P15" style:family="paragraph" style:parent-style-name="Standard">
      <style:text-properties officeooo:paragraph-rsid="000369d9"/>
    </style:style>
    <style:style style:name="P16" style:family="paragraph" style:parent-style-name="Standard" style:list-style-name="L5">
      <style:text-properties officeooo:paragraph-rsid="000369d9"/>
    </style:style>
    <style:style style:name="P17" style:family="paragraph" style:parent-style-name="Standard" style:list-style-name="L10">
      <loext:graphic-properties draw:fill="none"/>
      <style:paragraph-properties fo:margin-left="0cm" fo:margin-right="0cm" fo:text-indent="0cm" style:auto-text-indent="false" fo:background-color="transparent"/>
      <style:text-properties style:font-name="PT Astra Serif" officeooo:paragraph-rsid="0005250a"/>
    </style:style>
    <style:style style:name="T1" style:family="text">
      <style:text-properties style:font-name="PT Astra Serif"/>
    </style:style>
    <style:style style:name="T2" style:family="text">
      <style:text-properties style:font-name="PT Astra Serif" officeooo:rsid="000369d9"/>
    </style:style>
    <style:style style:name="T3" style:family="text">
      <style:text-properties style:font-name="PT Astra Serif" officeooo:rsid="0005250a"/>
    </style:style>
    <style:style style:name="T4" style:family="text">
      <style:text-properties officeooo:rsid="0001ede8"/>
    </style:style>
    <style:style style:name="T5" style:family="text">
      <style:text-properties officeooo:rsid="000369d9"/>
    </style:style>
    <style:style style:name="T6" style:family="text">
      <style:text-properties officeooo:rsid="0005250a"/>
    </style:style>
    <style:style style:name="T7" style:family="text">
      <style:text-properties officeooo:rsid="00062fb0"/>
    </style:style>
    <style:style style:name="T8" style:family="text">
      <style:text-properties officeooo:rsid="000667a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Упражнения по теме «</text:span><text:span text:style-name="T3">Суждение</text:span><text:span text:style-name="T2">»</text:span></text:p>
      <text:p text:style-name="Standard"><text:span text:style-name="T2"/></text:p>
      <text:p text:style-name="Standard"><text:span text:style-name="T2">1. </text:span><text:span text:style-name="T1">Дайте полный логический анализ следующих суждений:</text:span></text:p>
      <text:list xml:id="list1730126976" text:style-name="L3">
        <text:list-item>
          <text:p text:style-name="P3">«Когда человек весь отдаётся лжи, его оставляют ум <text:span text:style-name="T4">и </text:span>талант» (<text:span text:style-name="T4">Белинский</text:span>).</text:p>
        </text:list-item>
        <text:list-item>
          <text:p text:style-name="P4">«Толпа есть собрание людей, живущих по преданию и рассуждающих по авторитету» (<text:span text:style-name="T4">Белинский</text:span>).</text:p>
        </text:list-item>
      </text:list>
      <text:p text:style-name="P2"/>
      <text:p text:style-name="P2">К какому виду суждений по количеству относятся следующие:</text:p>
      <text:list xml:id="list1681978025" text:style-name="L5">
        <text:list-item>
          <text:p text:style-name="P5">«Очень немногие металлы легче воды»,</text:p>
        </text:list-item>
        <text:list-item>
          <text:p text:style-name="P16"><text:span text:style-name="T1">«Многие планеты — относительно малые тела».</text:span></text:p>
        </text:list-item>
      </text:list>
      <text:p text:style-name="P15"><text:span text:style-name="T1"/></text:p>
      <text:p text:style-name="P15"><text:span text:style-name="T2">2. </text:span><text:span text:style-name="T1">Дайте логическую характеристику следующих суждений:</text:span></text:p>
      <text:list xml:id="list1087561245" text:style-name="L6">
        <text:list-item>
          <text:p text:style-name="P6">«Теория должна служить практике».</text:p>
        </text:list-item>
        <text:list-item>
          <text:p text:style-name="P6">«Вода может быть превращена в твёрдое тело».</text:p>
        </text:list-item>
        <text:list-item>
          <text:p text:style-name="P6">«Трус и до смерти часто умирает, но смерть лишь раз изведывает храбрый».</text:p>
        </text:list-item>
      </text:list>
      <text:p text:style-name="P1"/>
      <text:p text:style-name="P1">3. Дайте логическую характеристику следующих суждений:</text:p>
      <text:list xml:id="list2445422538" text:style-name="L7">
        <text:list-item>
          <text:p text:style-name="P7">«Часто встречаются растения, которые не имеют цветов».</text:p>
        </text:list-item>
        <text:list-item>
          <text:p text:style-name="P7">«Аксиомы самоочевидны».</text:p>
        </text:list-item>
        <text:list-item>
          <text:p text:style-name="P7">«Грибы растут в лесах».</text:p>
        </text:list-item>
        <text:list-item>
          <text:p text:style-name="P7">«Делу — время, потехе — час».</text:p>
        </text:list-item>
        <text:list-item>
          <text:p text:style-name="P7">«Низко летающие ласточки предвещают дождь».</text:p>
        </text:list-item>
      </text:list>
      <text:p text:style-name="P1"/>
      <text:p text:style-name="P1">4. Составьте суждения, равнозначные по содержанию и по логической форме следующим:</text:p>
      <text:list xml:id="list1541825390" text:style-name="L8">
        <text:list-item>
          <text:p text:style-name="P8">«Не всё то золото, что блестит».</text:p>
        </text:list-item>
        <text:list-item>
          <text:p text:style-name="P8">«Взялся за гуж — не говори, что не дюж».</text:p>
        </text:list-item>
        <text:list-item>
          <text:p text:style-name="P8">«Смелость города берёт».</text:p>
        </text:list-item>
      </text:list>
      <text:p text:style-name="P1"/>
      <text:p text:style-name="P1">5. Составьте суждения, равнозначные по содержанию следующим суждениям:</text:p>
      <text:list xml:id="list3452769238" text:style-name="L9">
        <text:list-item>
          <text:p text:style-name="P9">«Тому, кто пожелает искренно и честно служить России, нужно иметь очень много любви к ней» (<text:span text:style-name="T5">Гоголь</text:span>).</text:p>
        </text:list-item>
        <text:list-item>
          <text:p text:style-name="P10">«Тогда блажен, кто крепко словом правит<text:line-break/>И держит мысль на привязи свою,<text:line-break/>Кто в сердце усыпляет или давит<text:line-break/>Мгновенно прошипевшую змию» (<text:span text:style-name="T5">Пушкин</text:span>).</text:p>
        </text:list-item>
        <text:list-item>
          <text:p text:style-name="P9">«Защита <text:span text:style-name="T6">О</text:span>течества есть священный долг каждого гражданина <text:span text:style-name="T5">России</text:span>».</text:p>
        </text:list-item>
      </text:list>
      <text:p text:style-name="P1"/>
      <text:p text:style-name="P1">6. Можно ли считать общими следующие суждения:</text:p>
      <text:list xml:id="list3533481638" text:style-name="L10">
        <text:list-item>
          <text:p text:style-name="P11">«Все книги моей библиотеки переплетены».</text:p>
        </text:list-item>
        <text:list-item>
          <text:p text:style-name="P12">«Все книги моей библиотеки весят тонн<text:span text:style-name="T8">у</text:span>».</text:p>
          <text:p text:style-name="P17">Дайте истолкование слова «все» в каждом из этих суждений.</text:p>
        </text:list-item>
      </text:list>
      <text:p text:style-name="P1"/>
      <text:p text:style-name="P1">7. Приведите к ясной логической форме следующие суждения:</text:p>
      <text:list xml:id="list1693139077" text:style-name="L11">
        <text:list-item>
          <text:p text:style-name="P13">«Слово кстати — сильнее печати».</text:p>
        </text:list-item>
        <text:list-item>
          <text:p text:style-name="P13">«Нет следствия без причины».</text:p>
        </text:list-item>
        <text:list-item>
          <text:p text:style-name="P13">«Лучше умереть стоя, чем жить на коленях».</text:p>
        </text:list-item>
      </text:list>
      <text:p text:style-name="P1"/>
      <text:p text:style-name="P1">8. Сделайте обращение суждений:</text:p>
      <text:list xml:id="list1650314599" text:style-name="L12">
        <text:list-item>
          <text:p text:style-name="P14">«Все ученики <text:span text:style-name="T6">одиннадцатых</text:span> классов сдают выпускные экзамены».</text:p>
        </text:list-item>
        <text:list-item>
          <text:p text:style-name="P14">«<text:span text:style-name="T7">Многие любят природу</text:span>»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11:03:09.537895245</meta:creation-date>
    <dc:date>2018-12-29T11:33:13.438483874</dc:date>
    <meta:editing-duration>PT8M53S</meta:editing-duration>
    <meta:editing-cycles>3</meta:editing-cycles>
    <meta:generator>LibreOffice/6.1.4.2$Linux_X86_64 LibreOffice_project/10$Build-2</meta:generator>
    <meta:document-statistic meta:table-count="0" meta:image-count="0" meta:object-count="0" meta:page-count="1" meta:paragraph-count="36" meta:word-count="281" meta:character-count="1846" meta:non-whitespace-character-count="1622"/>
  </office:meta>
</office:document-meta>
</file>